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fill-color="#87cefa" draw:textarea-vertical-align="middle"/>
    </style:style>
    <style:style style:name="gr3" style:family="graphic" style:parent-style-name="standard">
      <style:graphic-properties draw:fill="solid" draw:fill-color="#87cefa" draw:opacity="50%" draw:textarea-vertical-align="middle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958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0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3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7cefa"/>
      <style:paragraph-properties fo:text-align="center"/>
    </style:style>
    <style:style style:name="P3" style:family="paragraph">
      <loext:graphic-properties draw:fill="solid" draw:fill-color="#87cefa" draw:opacity="5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erif1" fo:font-size="1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1" fo:font-size="13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1" fo:font-size="13pt" style:font-size-asian="18pt" style:font-size-complex="18pt"/>
    </style:style>
    <style:style style:name="T1" style:family="text">
      <style:text-properties style:font-name="Liberation Serif1" fo:font-size="14pt" style:font-size-asian="18pt" style:font-size-complex="18pt"/>
    </style:style>
    <style:style style:name="T2" style:family="text">
      <style:text-properties style:font-name="Liberation Serif1" fo:font-size="13pt" fo:font-style="italic" style:font-size-asian="18pt" style:font-size-complex="18pt"/>
    </style:style>
    <style:style style:name="T3" style:family="text">
      <style:text-properties style:font-name="Liberation Serif1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2cm" svg:y1="9.89cm" svg:x2="8.62cm" svg:y2="2.27cm">
          <text:p/>
        </draw:line>
        <draw:line draw:style-name="gr1" draw:text-style-name="P1" draw:layer="layout" svg:x1="8.62cm" svg:y1="9.89cm" svg:x2="21.32cm" svg:y2="9.89cm">
          <text:p/>
        </draw:line>
        <draw:polygon draw:style-name="gr2" draw:text-style-name="P2" draw:layer="layout" svg:width="8.889cm" svg:height="5.079cm" svg:x="9.89cm" svg:y="4.81cm" svg:viewBox="0 0 8890 5080" draw:points="0,0 8890,5080 0,5080">
          <text:p/>
        </draw:polygon>
        <draw:polygon draw:style-name="gr3" draw:text-style-name="P3" draw:layer="layout" svg:width="8.889cm" svg:height="5.079cm" svg:x="9.89cm" svg:y="4.81cm" svg:viewBox="0 0 8890 5080" draw:points="0,0 8890,0 8890,5080">
          <text:p/>
        </draw:polygon>
        <draw:frame draw:style-name="gr4" draw:text-style-name="P4" draw:layer="layout" svg:width="0.762cm" svg:height="0.954cm" svg:x="8.239cm" svg:y="1.381cm">
          <draw:text-box>
            <text:p><text:span text:style-name="T1">y</text:span></text:p>
          </draw:text-box>
        </draw:frame>
        <draw:frame draw:style-name="gr4" draw:text-style-name="P4" draw:layer="layout" svg:width="0.762cm" svg:height="0.954cm" svg:x="21.32cm" svg:y="9.444cm">
          <draw:text-box>
            <text:p><text:span text:style-name="T1">x</text:span></text:p>
          </draw:text-box>
        </draw:frame>
        <draw:line draw:style-name="gr5" draw:text-style-name="P1" draw:layer="layout" svg:x1="20.05cm" svg:y1="9.891cm" svg:x2="20.05cm" svg:y2="10.144cm">
          <text:p/>
        </draw:line>
        <draw:line draw:style-name="gr5" draw:text-style-name="P1" draw:layer="layout" svg:x1="18.78cm" svg:y1="9.917cm" svg:x2="18.78cm" svg:y2="10.17cm">
          <text:p/>
        </draw:line>
        <draw:line draw:style-name="gr5" draw:text-style-name="P1" draw:layer="layout" svg:x1="17.51cm" svg:y1="9.917cm" svg:x2="17.51cm" svg:y2="10.17cm">
          <text:p/>
        </draw:line>
        <draw:line draw:style-name="gr5" draw:text-style-name="P1" draw:layer="layout" svg:x1="16.24cm" svg:y1="9.891cm" svg:x2="16.24cm" svg:y2="10.144cm">
          <text:p/>
        </draw:line>
        <draw:line draw:style-name="gr5" draw:text-style-name="P1" draw:layer="layout" svg:x1="14.97cm" svg:y1="9.891cm" svg:x2="14.97cm" svg:y2="10.144cm">
          <text:p/>
        </draw:line>
        <draw:line draw:style-name="gr5" draw:text-style-name="P1" draw:layer="layout" svg:x1="13.7cm" svg:y1="9.917cm" svg:x2="13.7cm" svg:y2="10.17cm">
          <text:p/>
        </draw:line>
        <draw:line draw:style-name="gr5" draw:text-style-name="P1" draw:layer="layout" svg:x1="12.43cm" svg:y1="9.891cm" svg:x2="12.43cm" svg:y2="10.144cm">
          <text:p/>
        </draw:line>
        <draw:line draw:style-name="gr5" draw:text-style-name="P1" draw:layer="layout" svg:x1="11.16cm" svg:y1="9.891cm" svg:x2="11.16cm" svg:y2="10.144cm">
          <text:p/>
        </draw:line>
        <draw:line draw:style-name="gr5" draw:text-style-name="P1" draw:layer="layout" svg:x1="9.89cm" svg:y1="9.891cm" svg:x2="9.89cm" svg:y2="10.144cm">
          <text:p/>
        </draw:line>
        <draw:line draw:style-name="gr5" draw:text-style-name="P1" draw:layer="layout" svg:x1="8.62cm" svg:y1="8.62cm" svg:x2="8.366cm" svg:y2="8.62cm">
          <text:p/>
        </draw:line>
        <draw:line draw:style-name="gr5" draw:text-style-name="P1" draw:layer="layout" svg:x1="8.62cm" svg:y1="7.35cm" svg:x2="8.366cm" svg:y2="7.35cm">
          <text:p/>
        </draw:line>
        <draw:line draw:style-name="gr5" draw:text-style-name="P1" draw:layer="layout" svg:x1="8.62cm" svg:y1="6.08cm" svg:x2="8.366cm" svg:y2="6.08cm">
          <text:p/>
        </draw:line>
        <draw:line draw:style-name="gr5" draw:text-style-name="P1" draw:layer="layout" svg:x1="8.62cm" svg:y1="4.81cm" svg:x2="8.366cm" svg:y2="4.81cm">
          <text:p/>
        </draw:line>
        <draw:frame draw:style-name="gr4" draw:text-style-name="P4" draw:layer="layout" svg:width="0.762cm" svg:height="0.954cm" svg:x="8.239cm" svg:y="10.079cm">
          <draw:text-box>
            <text:p><text:span text:style-name="T1">0</text:span></text:p>
          </draw:text-box>
        </draw:frame>
        <draw:frame draw:style-name="gr4" draw:text-style-name="P4" draw:layer="layout" svg:width="0.889cm" svg:height="0.954cm" svg:x="9.509cm" svg:y="10.079cm">
          <draw:text-box>
            <text:p><text:span text:style-name="T1">1</text:span></text:p>
          </draw:text-box>
        </draw:frame>
        <draw:frame draw:style-name="gr4" draw:text-style-name="P4" draw:layer="layout" svg:width="0.889cm" svg:height="0.954cm" svg:x="10.779cm" svg:y="10.079cm">
          <draw:text-box>
            <text:p><text:span text:style-name="T1">2</text:span></text:p>
          </draw:text-box>
        </draw:frame>
        <draw:frame draw:style-name="gr4" draw:text-style-name="P4" draw:layer="layout" svg:width="0.889cm" svg:height="0.954cm" svg:x="12.049cm" svg:y="10.079cm">
          <draw:text-box>
            <text:p><text:span text:style-name="T1">3</text:span></text:p>
          </draw:text-box>
        </draw:frame>
        <draw:frame draw:style-name="gr4" draw:text-style-name="P4" draw:layer="layout" svg:width="0.889cm" svg:height="0.954cm" svg:x="13.319cm" svg:y="10.079cm">
          <draw:text-box>
            <text:p><text:span text:style-name="T1">4</text:span></text:p>
          </draw:text-box>
        </draw:frame>
        <draw:frame draw:style-name="gr4" draw:text-style-name="P4" draw:layer="layout" svg:width="0.889cm" svg:height="0.954cm" svg:x="14.589cm" svg:y="10.079cm">
          <draw:text-box>
            <text:p><text:span text:style-name="T1">5</text:span></text:p>
          </draw:text-box>
        </draw:frame>
        <draw:frame draw:style-name="gr4" draw:text-style-name="P4" draw:layer="layout" svg:width="0.889cm" svg:height="0.954cm" svg:x="15.859cm" svg:y="10.079cm">
          <draw:text-box>
            <text:p><text:span text:style-name="T1">6</text:span></text:p>
          </draw:text-box>
        </draw:frame>
        <draw:frame draw:style-name="gr4" draw:text-style-name="P4" draw:layer="layout" svg:width="0.889cm" svg:height="0.954cm" svg:x="17.129cm" svg:y="10.079cm">
          <draw:text-box>
            <text:p><text:span text:style-name="T1">7</text:span></text:p>
          </draw:text-box>
        </draw:frame>
        <draw:frame draw:style-name="gr4" draw:text-style-name="P4" draw:layer="layout" svg:width="0.889cm" svg:height="0.954cm" svg:x="18.399cm" svg:y="10.079cm">
          <draw:text-box>
            <text:p><text:span text:style-name="T1">8</text:span></text:p>
          </draw:text-box>
        </draw:frame>
        <draw:frame draw:style-name="gr6" draw:text-style-name="P4" draw:layer="layout" svg:width="0.889cm" svg:height="0.889cm" svg:x="19.669cm" svg:y="10.044cm">
          <draw:text-box>
            <text:p><text:span text:style-name="T1">9</text:span></text:p>
          </draw:text-box>
        </draw:frame>
        <draw:frame draw:style-name="gr4" draw:text-style-name="P4" draw:layer="layout" svg:width="0.889cm" svg:height="0.954cm" svg:x="7.604cm" svg:y="8.239cm">
          <draw:text-box>
            <text:p><text:span text:style-name="T1">1</text:span></text:p>
          </draw:text-box>
        </draw:frame>
        <draw:frame draw:style-name="gr4" draw:text-style-name="P4" draw:layer="layout" svg:width="0.889cm" svg:height="0.954cm" svg:x="7.604cm" svg:y="6.904cm">
          <draw:text-box>
            <text:p><text:span text:style-name="T1">2</text:span></text:p>
          </draw:text-box>
        </draw:frame>
        <draw:frame draw:style-name="gr4" draw:text-style-name="P4" draw:layer="layout" svg:width="0.889cm" svg:height="0.954cm" svg:x="7.604cm" svg:y="5.699cm">
          <draw:text-box>
            <text:p><text:span text:style-name="T1">3</text:span></text:p>
          </draw:text-box>
        </draw:frame>
        <draw:frame draw:style-name="gr4" draw:text-style-name="P4" draw:layer="layout" svg:width="0.889cm" svg:height="0.954cm" svg:x="7.604cm" svg:y="4.429cm">
          <draw:text-box>
            <text:p><text:span text:style-name="T1">4</text:span></text:p>
          </draw:text-box>
        </draw:frame>
        <draw:line draw:style-name="gr5" draw:text-style-name="P1" draw:layer="layout" svg:x1="8.608cm" svg:y1="4.074cm" svg:x2="18.78cm" svg:y2="9.89cm">
          <text:p/>
        </draw:line>
        <draw:frame draw:style-name="gr7" draw:text-style-name="P5" draw:layer="layout" svg:width="2.458cm" svg:height="0.755cm" svg:x="10.779cm" svg:y="2.545cm">
          <draw:text-box>
            <text:p><text:span text:style-name="T2">Constraint</text:span></text:p>
          </draw:text-box>
        </draw:frame>
        <draw:frame draw:style-name="gr8" draw:text-style-name="P6" draw:layer="layout" svg:width="3.494cm" svg:height="0.559cm" svg:x="11.287cm" svg:y="3.1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1" draw:text-style-name="P1" draw:layer="layout" draw:type="line" svg:x1="11.035cm" svg:y1="3.418cm" svg:x2="9.369cm" svg:y2="4.352cm" svg:d="M11035 3418l-1666 934" svg:viewBox="0 0 1667 935">
          <text:p/>
        </draw:connector>
        <draw:frame draw:style-name="gr8" draw:text-style-name="P6" draw:layer="layout" svg:width="1.067cm" svg:height="0.686cm" svg:x="9.445cm" svg:y="10.7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6" draw:layer="layout" svg:width="1.067cm" svg:height="0.635cm" svg:x="18.335cm" svg:y="10.7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6" draw:layer="layout" svg:width="1.067cm" svg:height="0.66cm" svg:x="6.616cm" svg:y="9.6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6" draw:layer="layout" svg:width="1.067cm" svg:height="0.61cm" svg:x="6.566cm" svg:y="4.5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7" draw:layer="layout" svg:width="4.553cm" svg:height="0.755cm" svg:x="10.65cm" svg:y="8.28cm">
          <draw:text-box>
            <text:p><text:span text:style-name="T3">Feasible search space </text:span></text:p>
          </draw:text-box>
        </draw:frame>
        <draw:frame draw:style-name="gr10" draw:text-style-name="P7" draw:layer="layout" svg:width="4.833cm" svg:height="0.755cm" svg:x="13.573cm" svg:y="5.445cm">
          <draw:text-box>
            <text:p><text:span text:style-name="T3">Infeasible search space </text:span></text:p>
          </draw:text-box>
        </draw:frame>
        <draw:line draw:style-name="gr5" draw:text-style-name="P1" draw:layer="layout" svg:x1="8.62cm" svg:y1="3.51cm" svg:x2="8.366cm" svg:y2="3.51cm">
          <text:p/>
        </draw:line>
        <draw:frame draw:style-name="gr4" draw:text-style-name="P4" draw:layer="layout" svg:width="0.889cm" svg:height="0.954cm" svg:x="7.604cm" svg:y="3.094cm">
          <draw:text-box>
            <text:p><text:span text:style-name="T1">5</text:span></text:p>
          </draw:text-box>
        </draw:frame>
        <draw:frame draw:style-name="gr11" draw:text-style-name="P7" draw:layer="layout" svg:width="4.947cm" svg:height="0.755cm" svg:x="16.621cm" svg:y="3.159cm">
          <draw:text-box>
            <text:p><text:span text:style-name="T3">Outside of search space </text:span></text:p>
          </draw:text-box>
        </draw:frame>
        <draw:frame draw:style-name="gr4" draw:text-style-name="P4" draw:layer="layout" svg:width="0.762cm" svg:height="0.954cm" svg:x="7.604cm" svg:y="9.509cm">
          <draw:text-box>
            <text:p><text:span text:style-name="T1">0</text:span></text:p>
          </draw:text-box>
        </draw:frame>
        <draw:line draw:style-name="gr5" draw:text-style-name="P1" draw:layer="layout" svg:x1="8.62cm" svg:y1="9.89cm" svg:x2="8.62cm" svg:y2="10.143cm">
          <text:p/>
        </draw:line>
        <draw:line draw:style-name="gr5" draw:text-style-name="P1" draw:layer="layout" svg:x1="8.62cm" svg:y1="9.89cm" svg:x2="8.366cm" svg:y2="9.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03cm" draw:marker-end-width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18:57:19.624104839</meta:creation-date>
    <dc:date>2020-09-15T19:16:25.791763642</dc:date>
    <meta:editing-duration>PT2H16M24S</meta:editing-duration>
    <meta:editing-cycles>33</meta:editing-cycles>
    <meta:generator>LibreOffice/6.4.5.2$Linux_X86_64 LibreOffice_project/40$Build-2</meta:generator>
    <meta:document-statistic meta:object-count="49"/>
  </office:meta>
</office:document-meta>
</file>

<file path=Object 1/content.xml><?xml version="1.0" encoding="utf-8"?>
<math xmlns="http://www.w3.org/1998/Math/MathML" display="block">
  <semantics>
    <mrow>
      <mn>4</mn>
      <mrow>
        <mi>x</mi>
        <mo stretchy="false">+</mo>
        <mn>7</mn>
      </mrow>
      <mrow>
        <mrow>
          <mi>y</mi>
          <mo stretchy="false">−</mo>
          <mn>32</mn>
        </mrow>
        <mo stretchy="false">≤</mo>
        <mn>0</mn>
      </mrow>
    </mrow>
    <annotation encoding="StarMath 5.0">4x + 7y - 32 &lt;= 0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sub>
      <mi>y</mi>
      <mi mathvariant="italic">min</mi>
    </msub>
    <annotation encoding="StarMath 5.0">y_min</annotation>
  </semantics>
</math>
</file>

<file path=Object 5/content.xml><?xml version="1.0" encoding="utf-8"?>
<math xmlns="http://www.w3.org/1998/Math/MathML" display="block">
  <semantics>
    <msub>
      <mi>y</mi>
      <mi mathvariant="italic">max</mi>
    </msub>
    <annotation encoding="StarMath 5.0">y_max</annotation>
  </semantics>
</math>
</file>